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Courier, monospace"/>
    <style:font-face style:name="Consolas1" svg:font-family="Consolas, Menlo, Monaco, 'Lucida Console', 'Liberation Mono', 'DejaVu Sans Mono', 'Bitstream Vera Sans Mono', 'Courier New', 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50cba" officeooo:paragraph-rsid="00050cb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50cba" officeooo:paragraph-rsid="0015142b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50cba" officeooo:paragraph-rsid="0020266b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0e85f" officeooo:paragraph-rsid="0010e85f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1c869" officeooo:paragraph-rsid="002dbd2a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2b584a" officeooo:paragraph-rsid="002b584a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2d6c7c" officeooo:paragraph-rsid="002d6c7c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320715" officeooo:paragraph-rsid="00320715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6fccf" officeooo:paragraph-rsid="0006fccf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086ab1" officeooo:paragraph-rsid="00086ab1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0b57f4" officeooo:paragraph-rsid="000b57f4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8438b" officeooo:paragraph-rsid="0018438b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9470a" officeooo:paragraph-rsid="0019470a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a3972" officeooo:paragraph-rsid="001a3972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235f2a" officeooo:paragraph-rsid="00235f2a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2410b5" officeooo:paragraph-rsid="002410b5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2425c0" officeooo:paragraph-rsid="002425c0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3383d5" officeooo:paragraph-rsid="003383d5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34ce33" officeooo:paragraph-rsid="0034ce33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37a242" officeooo:paragraph-rsid="0037a242" style:font-size-asian="14pt" style:font-weight-asian="normal" style:font-size-complex="16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size="16pt" fo:font-weight="normal" officeooo:rsid="0034ce33" officeooo:paragraph-rsid="0034ce33" style:font-size-asian="14pt" style:font-weight-asian="normal" style:font-size-complex="16pt" style:font-weight-complex="normal"/>
    </style:style>
    <style:style style:name="P22" style:family="paragraph" style:parent-style-name="Preformatted_20_Text">
      <style:paragraph-properties fo:margin-top="0cm" fo:margin-bottom="0.265cm" loext:contextual-spacing="false" fo:line-height="114%" fo:orphans="2" fo:widows="2" fo:padding="0.132cm" fo:border="0.06pt solid #eaeaec"/>
    </style:style>
    <style:style style:name="P23" style:family="paragraph" style:parent-style-name="Preformatted_20_Text">
      <style:paragraph-properties fo:margin-top="0cm" fo:margin-bottom="0.265cm" loext:contextual-spacing="false" fo:line-height="114%" fo:orphans="2" fo:widows="2" fo:padding="0.132cm" fo:border="0.06pt solid #eaeaec"/>
      <style:text-properties officeooo:paragraph-rsid="00397edd"/>
    </style:style>
    <style:style style:name="P24" style:family="paragraph" style:parent-style-name="Preformatted_20_Text">
      <style:paragraph-properties fo:margin-top="0cm" fo:margin-bottom="0.265cm" loext:contextual-spacing="false" fo:line-height="114%" fo:orphans="2" fo:widows="2" fo:padding="0.132cm" fo:border="0.06pt solid #eaeaec"/>
      <style:text-properties officeooo:paragraph-rsid="003b6349"/>
    </style:style>
    <style:style style:name="T1" style:family="text">
      <style:text-properties officeooo:rsid="000742a4"/>
    </style:style>
    <style:style style:name="T2" style:family="text">
      <style:text-properties officeooo:rsid="0007f546"/>
    </style:style>
    <style:style style:name="T3" style:family="text">
      <style:text-properties officeooo:rsid="000d0cdd"/>
    </style:style>
    <style:style style:name="T4" style:family="text">
      <style:text-properties officeooo:rsid="000e22cf"/>
    </style:style>
    <style:style style:name="T5" style:family="text">
      <style:text-properties officeooo:rsid="000f7941"/>
    </style:style>
    <style:style style:name="T6" style:family="text">
      <style:text-properties officeooo:rsid="00107c7b"/>
    </style:style>
    <style:style style:name="T7" style:family="text">
      <style:text-properties officeooo:rsid="000e22cf" fo:background-color="#ffff00" loext:char-shading-value="0"/>
    </style:style>
    <style:style style:name="T8" style:family="text">
      <style:text-properties officeooo:rsid="001a39c0" fo:background-color="#ffff00" loext:char-shading-value="0"/>
    </style:style>
    <style:style style:name="T9" style:family="text">
      <style:text-properties officeooo:rsid="00259331" fo:background-color="#ffff00" loext:char-shading-value="0"/>
    </style:style>
    <style:style style:name="T10" style:family="text">
      <style:text-properties officeooo:rsid="0015142b"/>
    </style:style>
    <style:style style:name="T11" style:family="text">
      <style:text-properties officeooo:rsid="001aa00f"/>
    </style:style>
    <style:style style:name="T12" style:family="text">
      <style:text-properties officeooo:rsid="00278d2a"/>
    </style:style>
    <style:style style:name="T13" style:family="text">
      <style:text-properties officeooo:rsid="0029b327"/>
    </style:style>
    <style:style style:name="T14" style:family="text">
      <style:text-properties officeooo:rsid="002dbb8e"/>
    </style:style>
    <style:style style:name="T15" style:family="text">
      <style:text-properties officeooo:rsid="002dbd2a"/>
    </style:style>
    <style:style style:name="T16" style:family="text">
      <style:text-properties officeooo:rsid="00344ae7"/>
    </style:style>
    <style:style style:name="T17" style:family="text">
      <style:text-properties officeooo:rsid="003689db"/>
    </style:style>
    <style:style style:name="T18" style:family="text">
      <style:text-properties fo:font-variant="normal" fo:text-transform="none" fo:color="#00008b" style:font-name="Consolas" fo:font-size="11.25pt" fo:letter-spacing="normal" fo:font-style="normal"/>
    </style:style>
    <style:style style:name="T19" style:family="text">
      <style:text-properties fo:font-variant="normal" fo:text-transform="none" fo:color="#00008b" style:font-name="Consolas" fo:font-size="11.25pt" fo:letter-spacing="normal" fo:font-style="normal" fo:font-weight="normal"/>
    </style:style>
    <style:style style:name="T20" style:family="text">
      <style:text-properties fo:font-variant="normal" fo:text-transform="none" fo:color="#00008b" style:font-name="Consolas" fo:font-size="11.25pt" fo:letter-spacing="normal" fo:font-style="normal" fo:font-weight="normal" officeooo:rsid="00397edd"/>
    </style:style>
    <style:style style:name="T21" style:family="text">
      <style:text-properties fo:font-variant="normal" fo:text-transform="none" fo:color="#00008b" style:font-name="Consolas" fo:font-size="11.25pt" fo:letter-spacing="normal" fo:font-style="normal" fo:font-weight="normal" officeooo:rsid="003b26a5"/>
    </style:style>
    <style:style style:name="T22" style:family="text">
      <style:text-properties fo:font-variant="normal" fo:text-transform="none" fo:color="#00008b" style:font-name="Consolas" fo:font-size="11.25pt" fo:letter-spacing="normal" fo:font-style="normal" fo:font-weight="normal" officeooo:rsid="003b6349"/>
    </style:style>
    <style:style style:name="T23" style:family="text">
      <style:text-properties fo:font-variant="normal" fo:text-transform="none" fo:color="#000000" style:font-name="Consolas" fo:font-size="11.25pt" fo:letter-spacing="normal" fo:font-style="normal"/>
    </style:style>
    <style:style style:name="T24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25" style:family="text">
      <style:text-properties fo:font-variant="normal" fo:text-transform="none" fo:color="#000000" fo:letter-spacing="normal"/>
    </style:style>
    <style:style style:name="T26" style:family="text">
      <style:text-properties fo:font-variant="normal" fo:text-transform="none" fo:color="#808080" style:font-name="Consolas" fo:font-size="11.25pt" fo:letter-spacing="normal" fo:font-style="normal" fo:font-weight="normal"/>
    </style:style>
    <style:style style:name="T27" style:family="text">
      <style:text-properties fo:font-variant="normal" fo:text-transform="none" fo:color="#808080" style:font-name="Consolas" fo:font-size="11.25pt" fo:letter-spacing="normal" fo:font-style="normal" fo:font-weight="normal" officeooo:rsid="00397edd"/>
    </style:style>
    <style:style style:name="T28" style:family="text">
      <style:text-properties fo:font-variant="normal" fo:text-transform="none" fo:color="#808080" style:font-name="Consolas" fo:font-size="11.25pt" fo:letter-spacing="normal" fo:font-style="normal" fo:font-weight="normal" officeooo:rsid="003b6349"/>
    </style:style>
    <style:style style:name="T29" style:family="text">
      <style:text-properties fo:font-variant="normal" fo:text-transform="none" fo:color="#2b91af" style:font-name="Consolas" fo:font-size="11.2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mbda,Map,<text:span text:style-name="T14">Filter,Reduce</text:span> Function</text:p>
      <text:p text:style-name="P5"><text:a xlink:type="simple" xlink:href="https://www.youtube.com/watch?v=AHQo9jhOp1k" text:style-name="Internet_20_link" text:visited-style-name="Visited_20_Internet_20_Link">https://www.youtube.com/watch?v=AHQo9jhOp1k</text:a></text:p>
      <text:p text:style-name="P5"><text:a xlink:type="simple" xlink:href="https://www.youtube.com/watch?v=1VDOH5EZsOY" text:style-name="Internet_20_link" text:visited-style-name="Visited_20_Internet_20_Link"><text:span text:style-name="T15">https://www.youtube.com/watch?v=1VDOH5EZsOY</text:span></text:a></text:p>
      <text:p text:style-name="P6"><text:a xlink:type="simple" xlink:href="https://www.youtube.com/watch?v=25ovCm9jKfA" text:style-name="Internet_20_link" text:visited-style-name="Visited_20_Internet_20_Link">https://www.youtube.com/watch?v=25ovCm9jKfA</text:a></text:p>
      <text:p text:style-name="P7"><text:a xlink:type="simple" xlink:href="https://www.youtube.com/watch?v=hUes6y2b--0" text:style-name="Internet_20_link" text:visited-style-name="Visited_20_Internet_20_Link">https://www.youtube.com/watch?v=hUes6y2b--0</text:a></text:p>
      <text:p text:style-name="P7"/>
      <text:p text:style-name="P1"/>
      <text:p text:style-name="P1">Lambda Function</text:p>
      <text:p text:style-name="P1"/>
      <text:p text:style-name="P9">Lambda function are nothing but this are the function which are define without <text:span text:style-name="T1">the </text:span>name <text:span text:style-name="T2">thats vy it is also called anonymous function</text:span>.</text:p>
      <text:p text:style-name="P10">Syntax :-</text:p>
      <text:p text:style-name="P10"><text:tab/><text:span text:style-name="T7">var = lambda argument_list : expression</text:span></text:p>
      <text:p text:style-name="P11">Note :- <text:span text:style-name="T3">Lambda function contain more then one argument but is has only one expression </text:span></text:p>
      <text:p text:style-name="P11"><text:tab/><text:span text:style-name="T4">The lambds function return the function object and store in variable</text:span></text:p>
      <text:p text:style-name="P11"><text:tab/><text:span text:style-name="T5">This function can be used when we need a function for short period of time and it can be used it’s argument at the hire ordered functions</text:span></text:p>
      <text:p text:style-name="P11"><text:tab/><text:span text:style-name="T6">Hire Ordered function are nothing which are function which will used another function as arguments</text:span></text:p>
      <text:p text:style-name="P2"><text:span text:style-name="T10">Map</text:span> Function</text:p>
      <text:p text:style-name="P12">map() function is the built in function</text:p>
      <text:p text:style-name="P13">This function is used to apply the function to all the element of the sequence</text:p>
      <text:p text:style-name="P14">Syntax :-</text:p>
      <text:p text:style-name="P14"><text:tab/><text:span text:style-name="T8">map(function,sequence)</text:span></text:p>
      <text:p text:style-name="P14"><text:tab/><text:span text:style-name="T11">in sequence means we can use list,tuple or string as seq.</text:span></text:p>
      <text:p text:style-name="P3"><text:span text:style-name="T13">Filter</text:span> Function</text:p>
      <text:p text:style-name="P15">the filter() function will filter the elements of the iterables based on some function</text:p>
      <text:p text:style-name="P16">the filter() function is used to filter the unwanted elements</text:p>
      <text:p text:style-name="P17">Syntax :- </text:p>
      <text:p text:style-name="P17"><text:tab/><text:span text:style-name="T9">filter(function,iterables)</text:span></text:p>
      <text:p text:style-name="P17"><text:tab/><text:span text:style-name="T12">this filter function returns the elements of the ierables for which the function will become true.</text:span></text:p>
      <text:p text:style-name="P8"/>
      <text:p text:style-name="P8"><text:soft-page-break/>Exception In Python</text:p>
      <text:p text:style-name="P18">when the exception is occure,it causes the current process to stop and passes it to the calling process until it is handled <text:span text:style-name="T16">if not handled,our program will crash.</text:span></text:p>
      <text:p text:style-name="P19">In python, exception can be handled using try statement.</text:p>
      <text:p text:style-name="P19">A critical operation which can raise exception inside the try block and the code that handled exception is written n except clause.</text:p>
      <text:p text:style-name="P20">Syntax :-</text:p>
      <text:p text:style-name="P21"><text:span text:style-name="Source_20_Text"><text:span text:style-name="T18">try</text:span></text:span><text:span text:style-name="Source_20_Text"><text:span text:style-name="T23">:</text:span></text:span></text:p>
      <text:p text:style-name="P22"><text:span text:style-name="Source_20_Text"><text:span text:style-name="T25"><text:s text:c="3"/></text:span></text:span><text:span text:style-name="Source_20_Text"><text:span text:style-name="T26"># do something</text:span></text:span></text:p>
      <text:p text:style-name="P22"><text:span text:style-name="Source_20_Text"><text:span text:style-name="T25"><text:s text:c="3"/></text:span></text:span><text:span text:style-name="Source_20_Text"><text:span text:style-name="T19">pass</text:span></text:span></text:p>
      <text:p text:style-name="P22"/>
      <text:p text:style-name="P22"><text:span text:style-name="Source_20_Text"><text:span text:style-name="T19">except</text:span></text:span><text:span text:style-name="Source_20_Text"><text:span text:style-name="T24"> </text:span></text:span><text:span text:style-name="Source_20_Text"><text:span text:style-name="T29">ValueError</text:span></text:span><text:span text:style-name="Source_20_Text"><text:span text:style-name="T24">:</text:span></text:span></text:p>
      <text:p text:style-name="P22"><text:span text:style-name="Source_20_Text"><text:span text:style-name="T25"><text:s text:c="3"/></text:span></text:span><text:span text:style-name="Source_20_Text"><text:span text:style-name="T26"># handle ValueError exception</text:span></text:span></text:p>
      <text:p text:style-name="P22"><text:span text:style-name="Source_20_Text"><text:span text:style-name="T25"><text:s text:c="3"/></text:span></text:span><text:span text:style-name="Source_20_Text"><text:span text:style-name="T19">pass</text:span></text:span></text:p>
      <text:p text:style-name="P22"/>
      <text:p text:style-name="P22"><text:span text:style-name="Source_20_Text"><text:span text:style-name="T19">except</text:span></text:span><text:span text:style-name="Source_20_Text"><text:span text:style-name="T24"> (</text:span></text:span><text:span text:style-name="Source_20_Text"><text:span text:style-name="T29">TypeError</text:span></text:span><text:span text:style-name="Source_20_Text"><text:span text:style-name="T24">, </text:span></text:span><text:span text:style-name="Source_20_Text"><text:span text:style-name="T29">ZeroDivisionError</text:span></text:span><text:span text:style-name="Source_20_Text"><text:span text:style-name="T24">):</text:span></text:span></text:p>
      <text:p text:style-name="P22"><text:span text:style-name="Source_20_Text"><text:span text:style-name="T25"><text:s text:c="3"/></text:span></text:span><text:span text:style-name="Source_20_Text"><text:span text:style-name="T26"># handle multiple exceptions</text:span></text:span></text:p>
      <text:p text:style-name="P22"><text:span text:style-name="Source_20_Text"><text:span text:style-name="T25"><text:s text:c="3"/></text:span></text:span><text:span text:style-name="Source_20_Text"><text:span text:style-name="T26"># TypeError and ZeroDivisionError</text:span></text:span></text:p>
      <text:p text:style-name="P22"><text:span text:style-name="Source_20_Text"><text:span text:style-name="T25"><text:s text:c="3"/></text:span></text:span><text:span text:style-name="Source_20_Text"><text:span text:style-name="T19">pass</text:span></text:span></text:p>
      <text:p text:style-name="P22"/>
      <text:p text:style-name="P22"><text:span text:style-name="Source_20_Text"><text:span text:style-name="T19">except</text:span></text:span><text:span text:style-name="Source_20_Text"><text:span text:style-name="T24">:</text:span></text:span></text:p>
      <text:p text:style-name="P22"><text:span text:style-name="Source_20_Text"><text:span text:style-name="T25"><text:s text:c="3"/></text:span></text:span><text:span text:style-name="Source_20_Text"><text:span text:style-name="T26"># handle all other exceptions</text:span></text:span></text:p>
      <text:p text:style-name="P22"><text:span text:style-name="Source_20_Text"><text:span text:style-name="T25"><text:s text:c="3"/></text:span></text:span><text:span text:style-name="Source_20_Text"><text:span text:style-name="T19">pass</text:span></text:span></text:p>
      <text:p text:style-name="P23"><text:span text:style-name="Source_20_Text"><text:span text:style-name="T20">finally:</text:span></text:span></text:p>
      <text:p text:style-name="P24"><text:span text:style-name="Source_20_Text"><text:span text:style-name="T27"><text:s text:c="5"/># </text:span></text:span><text:span text:style-name="Source_20_Text"><text:span text:style-name="T28">Execute evety time if exception is generate or not</text:span></text:span></text:p>
      <text:p text:style-name="P23"><text:span text:style-name="Source_20_Text"><text:span text:style-name="T20"><text:tab/></text:span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Courier, monospace"/>
    <style:font-face style:name="Consolas1" svg:font-family="Consolas, Menlo, Monaco, 'Lucida Console', 'Liberation Mono', 'DejaVu Sans Mono', 'Bitstream Vera Sans Mono', 'Courier New', 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1:09:37.627971984</meta:creation-date>
    <meta:generator>LibreOffice/5.1.6.2$Linux_X86_64 LibreOffice_project/10m0$Build-2</meta:generator>
    <dc:date>2019-01-17T12:53:31.246651682</dc:date>
    <meta:editing-duration>PT1H43M33S</meta:editing-duration>
    <meta:editing-cycles>54</meta:editing-cycles>
    <meta:document-statistic meta:table-count="0" meta:image-count="0" meta:object-count="0" meta:page-count="2" meta:paragraph-count="46" meta:word-count="297" meta:character-count="1998" meta:non-whitespace-character-count="1704"/>
  </office:meta>
</office:document-meta>
</file>